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991cm" style:rel-column-width="3821*"/>
    </style:style>
    <style:style style:name="表4.B" style:family="table-column">
      <style:table-column-properties style:column-width="16.009cm" style:rel-column-width="6171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0.991cm" style:rel-column-width="3821*"/>
    </style:style>
    <style:style style:name="表6.B" style:family="table-column">
      <style:table-column-properties style:column-width="16.009cm" style:rel-column-width="6171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0.991cm" style:rel-column-width="3821*"/>
    </style:style>
    <style:style style:name="表9.B" style:family="table-column">
      <style:table-column-properties style:column-width="16.009cm" style:rel-column-width="6171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8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</style:style>
    <style:style style:name="P33" style:family="paragraph" style:parent-style-name="Text_20_body" style:list-style-name="L18">
      <style:paragraph-properties fo:margin-top="0cm" fo:margin-bottom="0cm" fo:line-height="100%" style:writing-mode="lr-tb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1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8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6447098240556743867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list>
                <text:list-item>
                  <text:list>
                    <text:list-item>
                      <text:p text:style-name="P29">#1<text:tab/> <text:tab/>that condensed into solid matter. </text:p>
                    </text:list-item>
                    <text:list-item>
                      <text:p text:style-name="P29">#2(1)<text:tab/>Mr. Tesla's vision: How the</text:p>
                    </text:list-item>
                    <text:list-item>
                      <text:p text:style-name="P29">#3(1)<text:tab/>"The primary substance, thrown</text:p>
                    </text:list-item>
                    <text:list-item>
                      <text:p text:style-name="P29"><text:soft-page-break/>#4(1)<text:tab/>"According to an adopted theory</text:p>
                    </text:list-item>
                    <text:list-item>
                      <text:p text:style-name="P29">#5<text:tab/> In the 19th Century, scientists</text:p>
                    </text:list-item>
                    <text:list-item>
                      <text:p text:style-name="P29">#6<text:tab/> Hertz showed that moving </text:p>
                    </text:list-item>
                    <text:list-item>
                      <text:p text:style-name="P29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9">#7<text:tab/> On the book ‘Universe and</text:p>
                </text:list-item>
                <text:list-item>
                  <text:p text:style-name="P29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4785065255872833374" text:style-name="L2">
        <text:list-item>
          <text:p text:style-name="P35">TASK : M-2 : #8</text:p>
        </text:list-item>
      </text:list>
      <text:p text:style-name="P4">[further]</text:p>
      <text:list xml:id="list2458446203270444502" text:style-name="L3">
        <text:list-item>
          <text:p text:style-name="P36"/>
        </text:list-item>
      </text:list>
      <text:p text:style-name="P9"><text:line-break/><text:span text:style-name="T4">[/ XXX] 20200430_174020</text:span></text:p>
      <text:p text:style-name="P10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3043888800192106041" text:style-name="L4">
        <text:list-item>
          <text:p text:style-name="P21">REVIEW </text:p>
        </text:list-item>
        <text:list-item>
          <text:p text:style-name="P21">TASK-1 : M-2 : #8</text:p>
          <text:list>
            <text:list-item>
              <text:p text:style-name="P30">#8<text:tab/>How does it come about that </text:p>
              <text:list>
                <text:list-item>
                  <text:p text:style-name="P30"><text:soft-page-break/>the undulatory theory<text:tab/>:w</text:p>
                </text:list-item>
              </text:list>
            </text:list-item>
            <text:list-item>
              <text:p text:style-name="P30">#9<text:tab/>In modern physics, gravitational waves </text:p>
            </text:list-item>
            <text:list-item>
              <text:p text:style-name="P30">#10 Statement of Tesla Relating to Force and Matter - Uknown - April 15, 1932: </text:p>
            </text:list-item>
          </text:list>
        </text:list-item>
      </text:list>
      <text:p text:style-name="P11"/>
      <text:p text:style-name="P4">[next]</text:p>
      <text:list xml:id="list8361596793819348207" text:style-name="L5">
        <text:list-item>
          <text:p text:style-name="P22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2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4600828509217488058" text:style-name="L6">
        <text:list-item>
          <text:p text:style-name="P37"/>
        </text:list-item>
      </text:list>
      <text:p text:style-name="P9"><text:line-break/><text:span text:style-name="T4">[/ XXX] 20200505_180526</text:span></text:p>
      <text:p text:style-name="P9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256215184478039288" text:style-name="L7">
        <text:list-item>
          <text:p text:style-name="P23">REVIEW </text:p>
        </text:list-item>
        <text:list-item>
          <text:p text:style-name="P23">TASK-1 : M-3<text:tab/>:d-1</text:p>
          <text:list>
            <text:list-item>
              <text:p text:style-name="P23"><text:soft-page-break/>read</text:p>
            </text:list-item>
          </text:list>
        </text:list-item>
      </text:list>
      <text:section text:style-name="Sect1" text:name="セクション1">
        <text:list xml:id="list37570631" text:continue-numbering="true" text:style-name="L7">
          <text:list-item>
            <text:list>
              <text:list-item>
                <text:list>
                  <text:list-item>
                    <text:p text:style-name="P23">#1 微小な距離</text:p>
                  </text:list-item>
                  <text:list-item>
                    <text:p text:style-name="P23">#2 もしもこの</text:p>
                  </text:list-item>
                  <text:list-item>
                    <text:p text:style-name="P23">#3 ところで先ほどの</text:p>
                  </text:list-item>
                  <text:list-item>
                    <text:p text:style-name="P23">#4 さあ、ここまでの内容</text:p>
                  </text:list-item>
                  <text:list-item>
                    <text:p text:style-name="P23">#5 これを今回の場合</text:p>
                  </text:list-item>
                  <text:list-item>
                    <text:p text:style-name="P23">#6 大変面白いことに、計量は</text:p>
                  </text:list-item>
                </text:list>
              </text:list-item>
            </text:list>
          </text:list-item>
        </text:list>
      </text:section>
      <text:list xml:id="list37580473" text:continue-numbering="true" text:style-name="L7">
        <text:list-item>
          <text:list>
            <text:list-item>
              <text:p text:style-name="P23">search</text:p>
              <text:list>
                <text:list-item>
                  <text:p text:style-name="P28">座標変換 極座標</text:p>
                </text:list-item>
              </text:list>
            </text:list-item>
            <text:list-item>
              <text:p text:style-name="P23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6">極座標の計量は　=&gt;　座標上の位置によって、値が変わる</text:p>
            <text:p text:style-name="P16">　=&gt;　(i.e.) 計量の式に、変数が入っている</text:p>
            <text:p text:style-name="P16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6">（他方、）デカルト座標の計量　=&gt;　入っていない</text:p>
            <text:p text:style-name="P16">　=&gt;　(i.e.) 座標だけで、ds^2 の値が、決まる</text:p>
          </table:table-cell>
        </table:table-row>
      </table:table>
      <text:list xml:id="list37573585" text:continue-numbering="true" text:style-name="L7">
        <text:list-item>
          <text:list>
            <text:list-item>
              <text:p text:style-name="P23"/>
            </text:list-item>
          </text:list>
        </text:list-item>
      </text:list>
      <text:p text:style-name="P11"/>
      <text:p text:style-name="P4">[next]</text:p>
      <text:list xml:id="list4832848595167480195" text:style-name="L8">
        <text:list-item>
          <text:p text:style-name="P38">TASK : continue ==&gt; M-3 / #6</text:p>
        </text:list-item>
      </text:list>
      <text:p text:style-name="P4">[further]</text:p>
      <text:list xml:id="list8608141350495523833" text:style-name="L9">
        <text:list-item>
          <text:p text:style-name="P39"/>
        </text:list-item>
      </text:list>
      <text:p text:style-name="P9"><text:line-break/><text:span text:style-name="T4">[/ XXX] 20200525_183040</text:span></text:p>
      <text:p text:style-name="P9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730863896628894232" text:style-name="L10">
        <text:list-item>
          <text:p text:style-name="P24">REVIEW </text:p>
        </text:list-item>
        <text:list-item>
          <text:p text:style-name="P24"><text:span text:style-name="T3">#_ </text:span>TASK-1 : M-3 / #6<text:tab/>:d-1</text:p>
          <text:list>
            <text:list-item>
              <text:p text:style-name="P24">read</text:p>
            </text:list-item>
          </text:list>
        </text:list-item>
      </text:list>
      <text:section text:style-name="Sect2" text:name="セクション2">
        <text:list xml:id="list37575468" text:continue-numbering="true" text:style-name="L10">
          <text:list-item>
            <text:list>
              <text:list-item>
                <text:list>
                  <text:list-item>
                    <text:p text:style-name="P24">#6 大変面白いことに、計量は</text:p>
                  </text:list-item>
                  <text:list-item>
                    <text:p text:style-name="P24">#7 ここまで来れば、</text:p>
                  </text:list-item>
                  <text:list-item>
                    <text:p text:style-name="P24">#8 この変換法を使えば、</text:p>
                  </text:list-item>
                  <text:list-item>
                    <text:p text:style-name="P24">#9 デカルト座標を使っている限り</text:p>
                  </text:list-item>
                  <text:list-item>
                    <text:p text:style-name="P24">#10 では共変ベクトル的な座標を</text:p>
                  </text:list-item>
                </text:list>
              </text:list-item>
            </text:list>
          </text:list-item>
        </text:list>
      </text:section>
      <text:list xml:id="list37593446" text:continue-numbering="true" text:style-name="L10">
        <text:list-item>
          <text:list>
            <text:list-item>
              <text:p text:style-name="P24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6">反変ベクトルに、前から、計量テンソルを掛けると　=&gt;　共変ベクトルのようにふるまうものに、変わる</text:p>
          </table:table-cell>
        </table:table-row>
      </table:table>
      <text:list xml:id="list37583186" text:continue-numbering="true" text:style-name="L10">
        <text:list-item>
          <text:list>
            <text:list-item>
              <text:p text:style-name="P24">wanna-know</text:p>
            </text:list-item>
          </text:list>
        </text:list-item>
        <text:list-item>
          <text:p text:style-name="P24">TASK-2 : M-6<text:tab/>:d-2 </text:p>
          <text:list>
            <text:list-item>
              <text:p text:style-name="P24">read</text:p>
            </text:list-item>
          </text:list>
        </text:list-item>
      </text:list>
      <text:section text:style-name="Sect2" text:name="セクション4">
        <text:list xml:id="list37581697" text:continue-numbering="true" text:style-name="L10">
          <text:list-item>
            <text:list>
              <text:list-item>
                <text:list>
                  <text:list-item>
                    <text:p text:style-name="P24">#1ベクトルには位置ベクトル</text:p>
                  </text:list-item>
                  <text:list-item>
                    <text:p text:style-name="P24">#2 座標変換しても値が</text:p>
                  </text:list-item>
                  <text:list-item>
                    <text:p text:style-name="P24">#3 普段よく目にするベクトルの</text:p>
                  </text:list-item>
                  <text:list-item>
                    <text:p text:style-name="P24">#4 二つは打ち消し合う</text:p>
                  </text:list-item>
                </text:list>
              </text:list-item>
            </text:list>
          </text:list-item>
        </text:list>
      </text:section>
      <text:list xml:id="list37566989" text:continue-numbering="true" text:style-name="L10">
        <text:list-item>
          <text:list>
            <text:list-item>
              <text:p text:style-name="P24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5">1</text:p>
          </table:table-cell>
          <table:table-cell table:style-name="表7.B1" office:value-type="string">
            <text:p text:style-name="P16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5">2</text:p>
          </table:table-cell>
          <table:table-cell table:style-name="表7.B2" office:value-type="string">
            <text:p text:style-name="P16">共変ベクトルの、変換式：各要素の式の右辺。各項の、微分演算子の、分子の変数。　=&gt;　が、各項ごとに、変わる</text:p>
          </table:table-cell>
        </table:table-row>
      </table:table>
      <text:list xml:id="list37574220" text:continue-numbering="true" text:style-name="L10">
        <text:list-item>
          <text:list>
            <text:list-item>
              <text:p text:style-name="P24"><text:soft-page-break/>wanna-know</text:p>
            </text:list-item>
          </text:list>
        </text:list-item>
      </text:list>
      <text:p text:style-name="P11"/>
      <text:p text:style-name="P4">[next]</text:p>
      <text:list xml:id="list5113189175367011887" text:style-name="L11">
        <text:list-item>
          <text:p text:style-name="P26">TASK : continue ==&gt; “#4 二つは打ち消し合う”</text:p>
        </text:list-item>
      </text:list>
      <text:p text:style-name="P4">[further]</text:p>
      <text:list xml:id="list4455784971126525115" text:style-name="L12">
        <text:list-item>
          <text:p text:style-name="P40"/>
        </text:list-item>
      </text:list>
      <text:p text:style-name="P9"><text:line-break/><text:span text:style-name="T4">[/ XXX] 20200526_173541</text:span></text:p>
      <text:p text:style-name="P3"/>
      <text:p text:style-name="P45"><text:span text:style-name="T8">@@@</text:span></text:p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2508304381041423292" text:style-name="L17">
        <text:list-item>
          <text:p text:style-name="P25">REVIEW </text:p>
        </text:list-item>
        <text:list-item>
          <text:p text:style-name="P25">TASK-1</text:p>
        </text:list-item>
      </text:list>
      <text:list xml:id="list852978612782689933" text:style-name="L18">
        <text:list-item>
          <text:list>
            <text:list-item>
              <text:p text:style-name="P27">read</text:p>
            </text:list-item>
          </text:list>
        </text:list-item>
      </text:list>
      <text:section text:style-name="Sect2" text:name="セクション5">
        <text:list xml:id="list37569624" text:continue-numbering="true" text:style-name="L18">
          <text:list-item>
            <text:list>
              <text:list-item>
                <text:list>
                  <text:list-item>
                    <text:p text:style-name="P27">XX</text:p>
                  </text:list-item>
                  <text:list-item>
                    <text:p text:style-name="P27">XX</text:p>
                  </text:list-item>
                  <text:list-item>
                    <text:p text:style-name="P27">XX</text:p>
                  </text:list-item>
                </text:list>
              </text:list-item>
            </text:list>
          </text:list-item>
        </text:list>
      </text:section>
      <text:list xml:id="list37567109" text:continue-numbering="true" text:style-name="L18">
        <text:list-item>
          <text:list>
            <text:list-item>
              <text:p text:style-name="P27"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6"/>
          </table:table-cell>
        </table:table-row>
        <table:table-row>
          <table:table-cell table:style-name="表8.A2" office:value-type="float" office:value="2">
            <text:p text:style-name="P15">2</text:p>
          </table:table-cell>
          <table:table-cell table:style-name="表8.B2" office:value-type="string">
            <text:p text:style-name="P16"/>
          </table:table-cell>
        </table:table-row>
      </table:table>
      <text:list xml:id="list37567742" text:continue-numbering="true" text:style-name="L18">
        <text:list-item>
          <text:list>
            <text:list-item>
              <text:p text:style-name="P27">wanna-know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5">1</text:p>
          </table:table-cell>
          <table:table-cell table:style-name="表9.B1" office:value-type="string">
            <text:p text:style-name="P16"/>
          </table:table-cell>
        </table:table-row>
        <text:soft-page-break/>
        <table:table-row>
          <table:table-cell table:style-name="表9.A2" office:value-type="float" office:value="2">
            <text:p text:style-name="P15">2</text:p>
          </table:table-cell>
          <table:table-cell table:style-name="表9.B2" office:value-type="string">
            <text:p text:style-name="P16"/>
          </table:table-cell>
        </table:table-row>
      </table:table>
      <text:list xml:id="list37573837" text:continue-numbering="true" text:style-name="L18">
        <text:list-item>
          <text:list>
            <text:list-item>
              <text:p text:style-name="P27"/>
            </text:list-item>
            <text:list-item>
              <text:p text:style-name="P27"/>
            </text:list-item>
          </text:list>
        </text:list-item>
        <text:list-item>
          <text:p text:style-name="P33"><text:span text:style-name="T6">aa</text:span></text:p>
        </text:list-item>
      </text:list>
      <text:p text:style-name="P4"/>
      <text:p text:style-name="P4">[next]</text:p>
      <text:list xml:id="list1664420340738744134" text:style-name="L19">
        <text:list-item>
          <text:p text:style-name="P43">TASK</text:p>
        </text:list-item>
      </text:list>
      <text:p text:style-name="P4">[further]</text:p>
      <text:list xml:id="list6141662804874820748" text:style-name="L20">
        <text:list-item>
          <text:p text:style-name="P44"/>
        </text:list-item>
      </text:list>
      <text:p text:style-name="P9"><text:line-break/><text:span text:style-name="T4">[/ XXX] </text:span></text:p>
      <text:p text:style-name="P9"/>
      <text:p text:style-name="P5"/>
      <text:p text:style-name="P3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/>
      <text:p text:style-name="P4">[do] <text:span text:style-name="T3">#_ </text:span></text:p>
      <text:list xml:id="list37586219" text:continue-list="list2508304381041423292" text:style-name="L17">
        <text:list-item>
          <text:p text:style-name="P25">REVIEW </text:p>
        </text:list-item>
        <text:list-item>
          <text:p text:style-name="P25">TASK-1</text:p>
        </text:list-item>
      </text:list>
      <text:list xml:id="list37571676" text:continue-list="list37574220" text:style-name="L10">
        <text:list-item>
          <text:list>
            <text:list-item>
              <text:p text:style-name="P24">read</text:p>
            </text:list-item>
          </text:list>
        </text:list-item>
      </text:list>
      <text:section text:style-name="Sect2" text:name="セクション3">
        <text:list xml:id="list37580504" text:continue-numbering="true" text:style-name="L10">
          <text:list-item>
            <text:list>
              <text:list-item>
                <text:list>
                  <text:list-item>
                    <text:p text:style-name="P24">XX</text:p>
                  </text:list-item>
                  <text:list-item>
                    <text:p text:style-name="P24">XX</text:p>
                  </text:list-item>
                  <text:list-item>
                    <text:p text:style-name="P24">XX</text:p>
                  </text:list-item>
                </text:list>
              </text:list-item>
            </text:list>
          </text:list-item>
        </text:list>
      </text:section>
      <text:list xml:id="list37575788" text:continue-numbering="true" text:style-name="L10">
        <text:list-item>
          <text:list>
            <text:list-item>
              <text:p text:style-name="P24"><text:soft-page-break/>came to know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5">1</text:p>
          </table:table-cell>
          <table:table-cell table:style-name="表4.B1" office:value-type="string">
            <text:p text:style-name="P16"/>
          </table:table-cell>
        </table:table-row>
        <table:table-row>
          <table:table-cell table:style-name="表4.A2" office:value-type="float" office:value="2">
            <text:p text:style-name="P15">2</text:p>
          </table:table-cell>
          <table:table-cell table:style-name="表4.B2" office:value-type="string">
            <text:p text:style-name="P16"/>
          </table:table-cell>
        </table:table-row>
      </table:table>
      <text:list xml:id="list37592328" text:continue-numbering="true" text:style-name="L10">
        <text:list-item>
          <text:list>
            <text:list-item>
              <text:p text:style-name="P24">wanna-know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6"/>
          </table:table-cell>
        </table:table-row>
        <table:table-row>
          <table:table-cell table:style-name="表6.A2" office:value-type="float" office:value="2">
            <text:p text:style-name="P15">2</text:p>
          </table:table-cell>
          <table:table-cell table:style-name="表6.B2" office:value-type="string">
            <text:p text:style-name="P16"/>
          </table:table-cell>
        </table:table-row>
      </table:table>
      <text:list xml:id="list37578200" text:continue-numbering="true" text:style-name="L10">
        <text:list-item>
          <text:list>
            <text:list-item>
              <text:p text:style-name="P24"/>
            </text:list-item>
            <text:list-item>
              <text:p text:style-name="P24"/>
            </text:list-item>
          </text:list>
        </text:list-item>
        <text:list-item>
          <text:p text:style-name="P32"><text:span text:style-name="T6">aa</text:span></text:p>
        </text:list-item>
      </text:list>
      <text:p text:style-name="P4"/>
      <text:p text:style-name="P4">[next]</text:p>
      <text:list xml:id="list5887237755052268950" text:style-name="L13">
        <text:list-item>
          <text:p text:style-name="P41">TASK</text:p>
        </text:list-item>
      </text:list>
      <text:p text:style-name="P4">[further]</text:p>
      <text:list xml:id="list5711724564889093134" text:style-name="L14">
        <text:list-item>
          <text:p text:style-name="P42"/>
        </text:list-item>
      </text:list>
      <text:p text:style-name="P9"><text:line-break/><text:span text:style-name="T4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a xlink:type="simple" xlink:href="https://www.matrixdisclosure.com/nikola-tesla-dynamic-theory-gravity/" text:style-name="Internet_20_link" text:visited-style-name="Visited_20_Internet_20_Link">https://www.matrixdisclosure.com/nikola-tesla-dynamic-theory-gravity/</text:a><text:span text:style-name="T5"> </text:span></text:p>
          </table:table-cell>
          <table:table-cell table:style-name="表3.C1" office:value-type="string">
            <text:p text:style-name="P12">2020年4月21日15:14:05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>https://teslaresearch.jimdofree.com/dynami</text:a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2">2020年4月21日15:18:35</text:p>
          </table:table-cell>
        </table:table-row>
        <text:soft-page-break/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7329715697433102009" text:style-name="L15">
        <text:list-item>
          <text:p text:style-name="P31">tesla gravity<text:tab/>2020年4月21日15:14:39</text:p>
          <text:list>
            <text:list-item>
              <text:p text:style-name="P31">https://duckduckgo.com/?q=tesla+gravity&amp;t=h_&amp;ia=web</text:p>
            </text:list-item>
          </text:list>
        </text:list-item>
        <text:list-item>
          <text:p text:style-name="P31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<text:soft-page-break/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6T17:36:28.11</dc:date>
    <dc:creator>iwabuchi ken</dc:creator>
    <meta:editing-duration>PT6H8M20S</meta:editing-duration>
    <meta:editing-cycles>67</meta:editing-cycles>
    <meta:generator>OpenOffice/4.1.3$Win32 OpenOffice.org_project/413m1$Build-9783</meta:generator>
    <meta:document-statistic meta:table-count="10" meta:image-count="0" meta:object-count="0" meta:page-count="11" meta:paragraph-count="192" meta:word-count="1111" meta:character-count="5081"/>
  </office:meta>
</office:document-meta>
</file>